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 table:number-rows-repeated="14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</text:span><text:span text:style-name="T2">nur intern </text:span><text:span text:style-name="T2">behandelt)</text:span></text:p>
              <text:p text:style-name="P1"><text:span text:style-name="T2">SG =&gt; SINGLE </text:span><text:span text:style-name="T2">(Nachricht wird </text:span><text:span text:style-name="T2">nur zum Client </text:span><text:span text:style-name="T2">geschickt)</text:span></text:p>
              <text:p text:style-name="P1"><text:span text:style-name="T2">GP =&gt; GROUP </text:span><text:span text:style-name="T2">(Nachricht wird an </text:span><text:span text:style-name="T2">die Mitlgieder der </text:span><text:span text:style-name="T2">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408" office:value-type="string" calcext:value-type="string">
            <text:p>TrainId, FromBlock, ToBlock, DirectionChanged</text:p>
          </table:table-cell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7P0" style:volatile="true">
      <number:text>Ein</number:text>
    </number:number-style>
    <number:number-style style:name="N137P1" style:volatile="true">
      <number:text>Ein</number:text>
    </number:number-style>
    <number:number-style style:name="N137">
      <number:text>Aus</number:text>
      <style:map style:condition="value()&gt;0" style:apply-style-name="N137P0"/>
      <style:map style:condition="value()&lt;0" style:apply-style-name="N137P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-</number:text>
      <number:number number:decimal-places="0" number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02T05:35:50.533424513</dc:date>
    <meta:generator>LibreOffice/7.3.7.2$Linux_X86_64 LibreOffice_project/30$Build-2</meta:generator>
    <meta:editing-duration>P30DT15H49M3S</meta:editing-duration>
    <meta:editing-cycles>510</meta:editing-cycles>
    <meta:document-statistic meta:table-count="6" meta:cell-count="1656" meta:object-count="0"/>
  </office:meta>
</office:document-meta>
</file>